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a7" officeooo:paragraph-rsid="000626a7"/>
    </style:style>
    <style:style style:name="P2" style:family="paragraph" style:parent-style-name="Standard">
      <style:text-properties officeooo:rsid="000831c2" officeooo:paragraph-rsid="000831c2"/>
    </style:style>
    <style:style style:name="P3" style:family="paragraph" style:parent-style-name="Standard">
      <style:text-properties officeooo:rsid="000b9fa6" officeooo:paragraph-rsid="000b9fa6"/>
    </style:style>
    <style:style style:name="P4" style:family="paragraph" style:parent-style-name="Standard">
      <style:text-properties fo:font-weight="bold" officeooo:rsid="000b9fa6" officeooo:paragraph-rsid="000b9fa6" style:font-weight-asian="bold" style:font-weight-complex="bold"/>
    </style:style>
    <style:style style:name="P5" style:family="paragraph" style:parent-style-name="Standard">
      <style:text-properties fo:font-weight="bold" officeooo:rsid="000c2e1c" officeooo:paragraph-rsid="000c2e1c" style:font-weight-asian="bold" style:font-weight-complex="bold"/>
    </style:style>
    <style:style style:name="P6" style:family="paragraph" style:parent-style-name="Standard">
      <style:text-properties fo:font-weight="bold" officeooo:rsid="0010d21a" officeooo:paragraph-rsid="0010d21a" style:font-weight-asian="bold" style:font-weight-complex="bold"/>
    </style:style>
    <style:style style:name="P7" style:family="paragraph" style:parent-style-name="Standard">
      <style:text-properties fo:font-weight="bold" officeooo:rsid="0010e9b3" officeooo:paragraph-rsid="0010e9b3" style:font-weight-asian="bold" style:font-weight-complex="bold"/>
    </style:style>
    <style:style style:name="P8" style:family="paragraph" style:parent-style-name="Standard">
      <style:text-properties fo:font-weight="bold" officeooo:rsid="0019e324" officeooo:paragraph-rsid="0019e324" style:font-weight-asian="bold" style:font-weight-complex="bold"/>
    </style:style>
    <style:style style:name="P9" style:family="paragraph" style:parent-style-name="Standard">
      <style:text-properties fo:font-weight="bold" officeooo:rsid="001b3a5c" officeooo:paragraph-rsid="001b3a5c" style:font-weight-asian="bold" style:font-weight-complex="bold"/>
    </style:style>
    <style:style style:name="P10" style:family="paragraph" style:parent-style-name="Standard">
      <style:text-properties fo:font-weight="bold" officeooo:rsid="001bd9dd" officeooo:paragraph-rsid="001bd9dd" style:font-weight-asian="bold" style:font-weight-complex="bold"/>
    </style:style>
    <style:style style:name="P11" style:family="paragraph" style:parent-style-name="Standard">
      <style:text-properties fo:font-weight="bold" officeooo:rsid="001c4085" officeooo:paragraph-rsid="001c4085" style:font-weight-asian="bold" style:font-weight-complex="bold"/>
    </style:style>
    <style:style style:name="P12" style:family="paragraph" style:parent-style-name="Standard">
      <style:text-properties fo:font-weight="bold" officeooo:rsid="001d48b9" officeooo:paragraph-rsid="001d48b9" style:font-weight-asian="bold" style:font-weight-complex="bold"/>
    </style:style>
    <style:style style:name="P13" style:family="paragraph" style:parent-style-name="Standard">
      <style:text-properties fo:font-weight="bold" officeooo:rsid="001d571d" officeooo:paragraph-rsid="001d571d" style:font-weight-asian="bold" style:font-weight-complex="bold"/>
    </style:style>
    <style:style style:name="P14" style:family="paragraph" style:parent-style-name="Standard">
      <style:text-properties fo:font-weight="normal" officeooo:rsid="000d2000" officeooo:paragraph-rsid="000d2000" style:font-weight-asian="normal" style:font-weight-complex="normal"/>
    </style:style>
    <style:style style:name="P15" style:family="paragraph" style:parent-style-name="Standard">
      <style:text-properties fo:font-weight="normal" officeooo:rsid="000b9fa6" officeooo:paragraph-rsid="000b9fa6" style:font-weight-asian="normal" style:font-weight-complex="normal"/>
    </style:style>
    <style:style style:name="P16" style:family="paragraph" style:parent-style-name="Standard">
      <style:text-properties fo:font-weight="normal" officeooo:rsid="000f4e4b" officeooo:paragraph-rsid="000f4e4b" style:font-weight-asian="normal" style:font-weight-complex="normal"/>
    </style:style>
    <style:style style:name="P17" style:family="paragraph" style:parent-style-name="Standard">
      <style:text-properties fo:font-weight="normal" officeooo:rsid="00108bf0" officeooo:paragraph-rsid="00108bf0" style:font-weight-asian="normal" style:font-weight-complex="normal"/>
    </style:style>
    <style:style style:name="P18" style:family="paragraph" style:parent-style-name="Standard">
      <style:text-properties fo:font-weight="normal" officeooo:rsid="0017ab02" officeooo:paragraph-rsid="0017ab02" style:font-weight-asian="normal" style:font-weight-complex="normal"/>
    </style:style>
    <style:style style:name="P19" style:family="paragraph" style:parent-style-name="Standard">
      <style:text-properties fo:font-weight="normal" officeooo:rsid="0017c068" officeooo:paragraph-rsid="0017c068" style:font-weight-asian="normal" style:font-weight-complex="normal"/>
    </style:style>
    <style:style style:name="P20" style:family="paragraph" style:parent-style-name="Standard">
      <style:text-properties fo:font-weight="normal" officeooo:rsid="0019b012" officeooo:paragraph-rsid="0017c068" style:font-weight-asian="normal" style:font-weight-complex="normal"/>
    </style:style>
    <style:style style:name="P21" style:family="paragraph" style:parent-style-name="Standard">
      <style:text-properties officeooo:paragraph-rsid="001105b7"/>
    </style:style>
    <style:style style:name="P22" style:family="paragraph" style:parent-style-name="Standard">
      <style:text-properties officeooo:rsid="0015a75b" officeooo:paragraph-rsid="0015a75b"/>
    </style:style>
    <style:style style:name="P23" style:family="paragraph" style:parent-style-name="Standard">
      <style:text-properties officeooo:rsid="0017c068" officeooo:paragraph-rsid="0017c068"/>
    </style:style>
    <style:style style:name="P24" style:family="paragraph" style:parent-style-name="Standard">
      <style:text-properties fo:font-style="italic" style:text-underline-style="none" fo:font-weight="bold" officeooo:rsid="001bd9dd" officeooo:paragraph-rsid="001bd9dd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ize="24pt" fo:font-weight="bold" officeooo:rsid="0005d623" officeooo:paragraph-rsid="0005d623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7" style:family="paragraph" style:parent-style-name="Standard">
      <style:text-properties fo:font-size="12pt" fo:font-weight="bold" officeooo:rsid="001e455c" officeooo:paragraph-rsid="001e455c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normal" officeooo:rsid="001e455c" officeooo:paragraph-rsid="001e455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15ed1" officeooo:paragraph-rsid="00215ed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39043" officeooo:paragraph-rsid="0023904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officeooo:paragraph-rsid="001e455c"/>
    </style:style>
    <style:style style:name="P33" style:family="paragraph" style:parent-style-name="Standard">
      <style:text-properties style:font-name="monospace" fo:font-size="9.75pt" fo:font-weight="bold" officeooo:rsid="001e455c" officeooo:paragraph-rsid="001e455c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monospace" fo:font-size="9.75pt" fo:font-weight="normal" officeooo:rsid="00219472" officeooo:paragraph-rsid="00215ed1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monospace" fo:font-size="9.75pt" fo:font-weight="normal" officeooo:rsid="00239043" officeooo:paragraph-rsid="00239043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9.75pt" fo:font-weight="normal" officeooo:rsid="00262bfb" officeooo:paragraph-rsid="00262bf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P39" style:family="paragraph" style:parent-style-name="Standard">
      <style:text-properties style:font-name="monospace" fo:font-size="22pt" fo:font-weight="bold" officeooo:rsid="00502c73" officeooo:paragraph-rsid="00502c73" style:font-size-asian="22pt" style:font-weight-asian="bold" style:font-size-complex="22pt" style:font-weight-complex="bold"/>
    </style:style>
    <style:style style:name="P40" style:family="paragraph" style:parent-style-name="Standard">
      <style:text-properties style:font-name="monospace"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monospace" fo:font-size="12pt" fo:font-weight="normal" officeooo:rsid="00298fcc" officeooo:paragraph-rsid="00298fcc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monospace" fo:font-size="12pt" fo:font-weight="normal" officeooo:rsid="002af403" officeooo:paragraph-rsid="002af403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monospace" fo:font-size="12pt" fo:font-weight="normal" officeooo:rsid="002c239f" officeooo:paragraph-rsid="002c239f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monospace" fo:font-size="12pt" fo:font-weight="normal" officeooo:rsid="002cd782" officeooo:paragraph-rsid="002cd782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monospace" fo:font-size="12pt" fo:font-weight="normal" officeooo:rsid="002f74ad" officeooo:paragraph-rsid="002f74ad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monospace" fo:font-size="12pt" fo:font-weight="normal" officeooo:rsid="0030e9f1" officeooo:paragraph-rsid="0030e9f1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monospace" fo:font-size="12pt" fo:font-weight="normal" officeooo:rsid="00321645" officeooo:paragraph-rsid="00321645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monospace" fo:font-size="12pt" fo:font-weight="normal" officeooo:rsid="0032fc93" officeooo:paragraph-rsid="0032fc93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monospace" fo:font-size="12pt" fo:font-weight="normal" officeooo:rsid="0034f5b3" officeooo:paragraph-rsid="0034f5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monospace" fo:font-size="12pt" fo:font-weight="normal" officeooo:rsid="0038abcf" officeooo:paragraph-rsid="0038abcf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monospace" fo:font-size="12pt" fo:font-weight="normal" officeooo:rsid="003a1fa2" officeooo:paragraph-rsid="003a1fa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monospace" fo:font-size="12pt" fo:font-weight="normal" officeooo:rsid="003bb19b" officeooo:paragraph-rsid="003bb19b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monospace" fo:font-size="12pt" fo:font-weight="normal" officeooo:rsid="003cd0cc" officeooo:paragraph-rsid="003cd0cc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monospace" fo:font-size="12pt" fo:font-weight="normal" officeooo:rsid="003e87f8" officeooo:paragraph-rsid="003e87f8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monospace" fo:font-size="12pt" fo:font-weight="normal" officeooo:rsid="003e9e6d" officeooo:paragraph-rsid="003e9e6d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monospace" fo:font-size="12pt" fo:font-weight="normal" officeooo:rsid="0041f4bb" officeooo:paragraph-rsid="0041f4bb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monospace" fo:font-size="12pt" fo:font-weight="normal" officeooo:rsid="00445a12" officeooo:paragraph-rsid="00445a12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monospace" fo:font-size="12pt" fo:font-weight="normal" officeooo:rsid="00458509" officeooo:paragraph-rsid="00458509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monospace" fo:font-size="12pt" fo:font-weight="normal" officeooo:rsid="0046c3ad" officeooo:paragraph-rsid="0046c3ad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monospace" fo:font-size="12pt" fo:font-weight="normal" officeooo:rsid="0048a28c" officeooo:paragraph-rsid="0048a28c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monospace" fo:font-size="12pt" fo:font-weight="normal" officeooo:rsid="00497b1e" officeooo:paragraph-rsid="00497b1e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monospace" fo:font-size="12pt" fo:font-weight="normal" officeooo:rsid="004c4e7b" officeooo:paragraph-rsid="004c4e7b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monospace" fo:font-size="12pt" fo:font-weight="normal" officeooo:rsid="004a6afa" officeooo:paragraph-rsid="004a6af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monospace" fo:font-size="12pt" fo:font-weight="bold" officeooo:rsid="003e9e6d" officeooo:paragraph-rsid="003e9e6d" style:font-size-asian="10.5pt" style:font-weight-asian="bold" style:font-size-complex="12pt" style:font-weight-complex="bold"/>
    </style:style>
    <style:style style:name="P65" style:family="paragraph" style:parent-style-name="Standard">
      <style:text-properties style:font-name="monospace" fo:font-size="12pt" fo:font-weight="bold" officeooo:rsid="0046c3ad" officeooo:paragraph-rsid="0046c3ad" style:font-size-asian="10.5pt" style:font-weight-asian="bold" style:font-size-complex="12pt" style:font-weight-complex="bold"/>
    </style:style>
    <style:style style:name="P66" style:family="paragraph" style:parent-style-name="Standard">
      <style:text-properties style:font-name="monospace" fo:font-size="12pt" fo:font-weight="bold" officeooo:rsid="0048a28c" officeooo:paragraph-rsid="0048a28c" style:font-size-asian="10.5pt" style:font-weight-asian="bold" style:font-size-complex="12pt" style:font-weight-complex="bold"/>
    </style:style>
    <style:style style:name="P67" style:family="paragraph" style:parent-style-name="Standard">
      <style:text-properties style:font-name="monospace" fo:font-size="12pt" fo:font-weight="bold" officeooo:rsid="0048a28c" officeooo:paragraph-rsid="004c4e7b" style:font-size-asian="10.5pt" style:font-weight-asian="bold" style:font-size-complex="12pt" style:font-weight-complex="bold"/>
    </style:style>
    <style:style style:name="P68" style:family="paragraph" style:parent-style-name="Standard">
      <style:text-properties style:font-name="monospace" fo:font-size="12pt" fo:font-weight="bold" officeooo:rsid="004a6afa" officeooo:paragraph-rsid="004a6afa" style:font-size-asian="10.5pt" style:font-weight-asian="bold" style:font-size-complex="12pt" style:font-weight-complex="bold"/>
    </style:style>
    <style:style style:name="P69" style:family="paragraph" style:parent-style-name="Standard">
      <style:text-properties style:font-name="monospace" fo:font-size="12pt" fo:font-style="italic" fo:font-weight="bold" officeooo:rsid="002f74ad" officeooo:paragraph-rsid="002f74ad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text-properties style:font-name="monospace" fo:font-size="16pt" fo:font-weight="normal" officeooo:rsid="00502c73" officeooo:paragraph-rsid="00502c73" style:font-size-asian="14pt" style:font-weight-asian="normal" style:font-size-complex="16pt" style:font-weight-complex="normal"/>
    </style:style>
    <style:style style:name="P71" style:family="paragraph" style:parent-style-name="Standard">
      <style:text-properties style:font-name="monospace" fo:font-size="16pt" fo:font-weight="normal" officeooo:rsid="00529ae3" officeooo:paragraph-rsid="00529ae3" style:font-size-asian="14pt" style:font-weight-asian="normal" style:font-size-complex="16pt" style:font-weight-complex="normal"/>
    </style:style>
    <style:style style:name="P72" style:family="paragraph" style:parent-style-name="Standard">
      <style:text-properties style:font-name="monospace" fo:font-size="16pt" fo:font-weight="normal" officeooo:rsid="00551dfc" officeooo:paragraph-rsid="00551dfc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18pt" fo:font-weight="normal" officeooo:rsid="002859a6" officeooo:paragraph-rsid="002859a6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break-before="page"/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75" style:family="paragraph" style:parent-style-name="Standard">
      <style:paragraph-properties fo:break-before="page"/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break-before="page"/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P77" style:family="paragraph" style:parent-style-name="Standard">
      <style:text-properties style:font-name="monospace" fo:font-size="16pt" fo:font-style="normal" fo:font-weight="normal" officeooo:rsid="00502c73" officeooo:paragraph-rsid="00502c73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text-properties style:font-name="monospace" fo:font-size="16pt" fo:font-style="normal" fo:font-weight="normal" officeooo:rsid="00540ed0" officeooo:paragraph-rsid="00529ae3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text-properties style:font-name="monospace" fo:font-size="16pt" fo:font-style="normal" fo:font-weight="normal" officeooo:rsid="00551dfc" officeooo:paragraph-rsid="00551dfc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text-properties style:font-name="monospace" fo:font-size="16pt" fo:font-style="normal" fo:font-weight="normal" officeooo:rsid="005599c1" officeooo:paragraph-rsid="005599c1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text-properties style:font-name="monospace" fo:font-size="16pt" fo:font-style="normal" fo:font-weight="normal" officeooo:rsid="00560dc3" officeooo:paragraph-rsid="00560dc3" style:font-size-asian="14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>
      <style:text-properties style:font-name="monospace" fo:font-size="16pt" fo:font-style="normal" fo:font-weight="bold" officeooo:rsid="005689bd" officeooo:paragraph-rsid="005689bd" style:font-size-asian="14pt" style:font-style-asian="normal" style:font-weight-asian="bold" style:font-size-complex="16pt" style:font-style-complex="normal" style:font-weight-complex="bold"/>
    </style:style>
    <style:style style:name="P83" style:family="paragraph" style:parent-style-name="Standard">
      <style:text-properties style:font-name="monospace" fo:font-size="13pt" fo:font-style="normal" fo:font-weight="bold" officeooo:rsid="00571529" officeooo:paragraph-rsid="00571529" style:font-size-asian="11.3500003814697pt" style:font-style-asian="normal" style:font-weight-asian="bold" style:font-size-complex="13pt" style:font-style-complex="normal" style:font-weight-complex="bold"/>
    </style:style>
    <style:style style:name="P84" style:family="paragraph" style:parent-style-name="Standard">
      <style:paragraph-properties fo:break-before="page"/>
      <style:text-properties style:font-name="monospace" fo:font-size="16pt" fo:font-style="normal" fo:font-weight="bold" officeooo:rsid="005689bd" officeooo:paragraph-rsid="005689bd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733ce"/>
    </style:style>
    <style:style style:name="T2" style:family="text">
      <style:text-properties officeooo:rsid="000a2c23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55c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e97b" style:font-weight-asian="normal" style:font-weight-complex="normal"/>
    </style:style>
    <style:style style:name="T8" style:family="text">
      <style:text-properties fo:font-weight="normal" officeooo:rsid="0014d2d9" style:font-weight-asian="normal" style:font-weight-complex="normal"/>
    </style:style>
    <style:style style:name="T9" style:family="text">
      <style:text-properties fo:font-weight="normal" officeooo:rsid="001105b7" style:font-weight-asian="normal" style:font-weight-complex="normal"/>
    </style:style>
    <style:style style:name="T10" style:family="text">
      <style:text-properties fo:font-weight="normal" officeooo:rsid="001729e5" style:font-weight-asian="normal" style:font-weight-complex="normal"/>
    </style:style>
    <style:style style:name="T11" style:family="text">
      <style:text-properties fo:font-weight="normal" officeooo:rsid="0019b012" style:font-weight-asian="normal" style:font-weight-complex="normal"/>
    </style:style>
    <style:style style:name="T12" style:family="text">
      <style:text-properties fo:font-weight="normal" officeooo:rsid="004a6afa" style:font-weight-asian="normal" style:font-weight-complex="normal"/>
    </style:style>
    <style:style style:name="T13" style:family="text">
      <style:text-properties fo:font-weight="normal" officeooo:rsid="004c4e7b" style:font-weight-asian="normal" style:font-weight-complex="normal"/>
    </style:style>
    <style:style style:name="T14" style:family="text">
      <style:text-properties fo:font-weight="normal" officeooo:rsid="004db3ac" style:font-weight-asian="normal" style:font-weight-complex="normal"/>
    </style:style>
    <style:style style:name="T15" style:family="text">
      <style:text-properties officeooo:rsid="000e1a8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540ed0" style:font-style-asian="normal" style:font-style-complex="normal"/>
    </style:style>
    <style:style style:name="T21" style:family="text">
      <style:text-properties officeooo:rsid="001b3a5c"/>
    </style:style>
    <style:style style:name="T22" style:family="text">
      <style:text-properties style:font-name="monospace" fo:font-size="9.75pt"/>
    </style:style>
    <style:style style:name="T23" style:family="text">
      <style:text-properties style:font-name="monospace" fo:font-size="9.75pt" officeooo:rsid="00219472"/>
    </style:style>
    <style:style style:name="T24" style:family="text">
      <style:text-properties style:font-name="monospace" fo:font-size="10.5pt"/>
    </style:style>
    <style:style style:name="T25" style:family="text">
      <style:text-properties style:font-name="sans-serif"/>
    </style:style>
    <style:style style:name="T26" style:family="text">
      <style:text-properties style:font-name="sans-serif" fo:font-size="6pt"/>
    </style:style>
    <style:style style:name="T27" style:family="text">
      <style:text-properties officeooo:rsid="002dcfbe"/>
    </style:style>
    <style:style style:name="T28" style:family="text">
      <style:text-properties officeooo:rsid="00333dc4"/>
    </style:style>
    <style:style style:name="T29" style:family="text">
      <style:text-properties officeooo:rsid="003e0e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odules :</text:p>
      <text:p text:style-name="P25"/>
      <text:p text:style-name="P1">Jusqu’à présent → Programme monolithique</text:p>
      <text:p text:style-name="P1">Comment définir et concevoir des éléments de programme (constantes,types,ss-programmes) pour qu’ils puissent être réutilisé ailleur ?</text:p>
      <text:p text:style-name="P1">Comment utiliser ces éléments ?</text:p>
      <text:p text:style-name="P1"/>
      <text:p text:style-name="P1">Mauvaise solution : Copier/Coller</text:p>
      <text:p text:style-name="P1">Bonne solution : Spécifier les éléments réutilisables</text:p>
      <text:p text:style-name="P1">Séparer spécifiaction/implémentation <text:span text:style-name="T1">(conception modulaire)</text:span></text:p>
      <text:p text:style-name="P1"/>
      <text:p text:style-name="P1">Ex : Text_IO</text:p>
      <text:p text:style-name="P1"/>
      <text:p text:style-name="P2">Notion de module (paqueta<text:span text:style-name="T2">g</text:span>e,unité,…)</text:p>
      <text:p text:style-name="P2"/>
      <text:p text:style-name="P3">Elements jusxtaposables, combinables à d’autres de même nature</text:p>
      <text:p text:style-name="P3">Partie de programme constituant une unité à la fois <text:span text:style-name="T4">structurelle</text:span> et <text:span text:style-name="T3">fonctionnelle</text:span></text:p>
      <text:p text:style-name="P1"/>
      <text:p text:style-name="P1"/>
      <text:p text:style-name="P4">Abstraction</text:p>
      <text:p text:style-name="P15">Un module regroupe deux types d’abstractions :</text:p>
      <text:p text:style-name="P15"/>
      <text:p text:style-name="P15">- Données (type,fonction,etc)</text:p>
      <text:p text:style-name="P15">- Controle</text:p>
      <text:p text:style-name="P15"/>
      <text:p text:style-name="P15">Kes unités d’un module porte sur un même sujet</text:p>
      <text:p text:style-name="P15"/>
      <text:p text:style-name="P15">Interface (specs) / Implémentation (corps)</text:p>
      <text:p text:style-name="P5">Intérêt → Evolutivité</text:p>
      <text:p text:style-name="P14">On peut changer le corps du module sans impact pour ses clients <text:span text:style-name="T15">(si on respecte toujours l’interface)</text:span></text:p>
      <text:p text:style-name="P14"/>
      <text:p text:style-name="P14"/>
      <text:p text:style-name="P16">En ada, <text:span text:style-name="T16">with</text:span> donne <text:span text:style-name="T4">accès</text:span> au module (Module.fonction), <text:span text:style-name="T16">use</text:span> donne accès au contenu du module (Fonction)</text:p>
      <text:p text:style-name="P16"/>
      <text:p text:style-name="P17">On peut cacher des données (variables,constantes,fonctions) dans le module avec un <text:s/>changement de visibilité</text:p>
      <text:p text:style-name="P17"/>
      <text:p text:style-name="P6">Encapsulation → Consiste à regrouper des données avec les sous-programmes qui permettent de les manipuler (Cacher l’implémentation == private)</text:p>
      <text:p text:style-name="P7">Ex : Date avec les opérations usuelles (Date avec Jour,Mois,Année, mais l’utilisateur ne verra que la date si on ne met pas de getter/setter)</text:p>
      <text:p text:style-name="P7"/>
      <text:p text:style-name="P21"><text:span text:style-name="T9">Permet de conserver </text:span><text:span text:style-name="T7">les </text:span><text:span text:style-name="T8">fonctionnement</text:span><text:span text:style-name="T7"> des programmes et modifier les sources du module</text:span></text:p>
      <text:p text:style-name="P22"><text:span text:style-name="T7">S</text:span><text:span text:style-name="T6">eul les éléments de l’interface sont utilisables, nécessite d’avoir des accès modification et récupérations et constructions (getters/setters/constructeurs/</text:span><text:span text:style-name="T10">testeurs/desctructeurs [parfois]</text:span><text:span text:style-name="T6">)</text:span></text:p>
      <text:p text:style-name="P18">Préter attention à la complétude du module.</text:p>
      <text:p text:style-name="P19">Si pas de setter, on risque la modification de l’invariant (D.Jour = 50)</text:p>
      <text:p text:style-name="P23"><text:span text:style-name="T6">Type </text:span><text:span text:style-name="T4">private</text:span><text:span text:style-name="T6"> → Restreind à l’affectation, égalité et différent, ainsi que les sous-programmes du module</text:span></text:p>
      <text:p text:style-name="P23"><text:soft-page-break/><text:span text:style-name="T6">Type l</text:span><text:span text:style-name="T18">imited private</text:span><text:span text:style-name="T6"> → Interdit égalité </text:span><text:span text:style-name="T11">et affectation</text:span></text:p>
      <text:p text:style-name="P20"/>
      <text:p text:style-name="P8">Classification des modules</text:p>
      <text:p text:style-name="P8"/>
      <text:p text:style-name="P8">Module type → Déclaration d’un type <text:span text:style-name="T21">visible et des sous-programme associés</text:span></text:p>
      <text:p text:style-name="P8"/>
      <text:p text:style-name="P24">Type T is ….</text:p>
      <text:p text:style-name="P8"/>
      <text:p text:style-name="P8">Module object → <text:span text:style-name="T21">Déclaration d’un objet unique/attribut (caché) et ses sous-programmes</text:span></text:p>
      <text:p text:style-name="P9"/>
      <text:p text:style-name="P10">x:= type</text:p>
      <text:p text:style-name="P10"/>
      <text:p text:style-name="P10">[spec]</text:p>
      <text:p text:style-name="P9"/>
      <text:p text:style-name="P10">Exemple : Horloge PC</text:p>
      <text:p text:style-name="P11">Equivalent à un static en Java</text:p>
      <text:p text:style-name="P9"/>
      <text:p text:style-name="P9">Module utilitaire →</text:p>
      <text:p text:style-name="P19"/>
      <text:p text:style-name="P12">Exemple : Affichage ou opérations mathématiques</text:p>
      <text:p text:style-name="P10"/>
      <text:p text:style-name="P10"/>
      <text:p text:style-name="P13">Possibilité d’opérations d’hiérarchie, extension, inclusion, visibilités, ...</text:p>
      <text:p text:style-name="P73"/>
      <text:p text:style-name="P31"/>
      <text:p text:style-name="P74">Généricité :</text:p>
      <text:p text:style-name="P26"/>
      <text:p text:style-name="P28">Définition d’abstractions de plus haut niveau (Ex: Permutation de variables peu importe leurs types, trier un tableau en fournissant un type et une relation d’ordre quelconque, etc)</text:p>
      <text:p text:style-name="P28"/>
      <text:p text:style-name="P28">Exemple : Permuter_date et Permuter_entier, même algo</text:p>
      <text:p text:style-name="P28"/>
      <text:p text:style-name="P27">generic</text:p>
      <text:p text:style-name="P27"><text:tab/>type Un_Type is private;</text:p>
      <text:p text:style-name="P27"/>
      <text:p text:style-name="P27"/>
      <text:p text:style-name="P27"/>
      <text:p text:style-name="P27">procedure Permuter (X,Y:in out Un_Type)</text:p>
      <text:p text:style-name="P27"><text:tab/>Swap : Un_Type;</text:p>
      <text:p text:style-name="P27">begin</text:p>
      <text:p text:style-name="P27"><text:tab/>Memoir</text:p>
      <text:p text:style-name="P27"><text:tab/>A</text:p>
      <text:p text:style-name="P27"><text:tab/>B</text:p>
      <text:p text:style-name="P27">end P;</text:p>
      <text:p text:style-name="P27"/>
      <text:p text:style-name="P32"><text:span text:style-name="T5">procedure Permuter_Entier is </text:span><text:span text:style-name="T22">new Permuter_Generique(Un_Type =&gt; Integer);</text:span></text:p>
      <text:p text:style-name="P27">Ainsi</text:p>
      <text:p text:style-name="P27">A,B : Interger;</text:p>
      <text:p text:style-name="P27">begin</text:p>
      <text:p text:style-name="P27"><text:tab/>Permuter_Entier</text:p>
      <text:p text:style-name="P27"/>
      <text:p text:style-name="P27"/>
      <text:p text:style-name="P27"><text:span text:style-name="T25">Interface :</text:span><text:span text:style-name="T24">permuter_generique.ads</text:span></text:p>
      <text:p text:style-name="P27"><text:span text:style-name="T26">1</text:span><text:span text:style-name="T22">-- Permuter deux ́el ́ements X et Y d'un type quelconque (Un_Type)</text:span></text:p>
      <text:p text:style-name="P27"><text:span text:style-name="T26">2<text:tab/></text:span><text:span text:style-name="T22">generic</text:span></text:p>
      <text:p text:style-name="P27"><text:span text:style-name="T26">3</text:span><text:span text:style-name="T22">type Un_Type is private;</text:span><text:span text:style-name="T26">4</text:span><text:span text:style-name="T22">procedure Permuter_Generique (X, Y : in out Un_Type);</text:span></text:p>
      <text:p text:style-name="P33"/>
      <text:p text:style-name="P27"><text:span text:style-name="T25">Corps :</text:span><text:span text:style-name="T24">permuter_generique.adb</text:span></text:p>
      <text:p text:style-name="P27"><text:span text:style-name="T26">1</text:span><text:span text:style-name="T22">procedure Permuter_Generique (X, Y : in out Un_Type) is</text:span></text:p>
      <text:p text:style-name="P27"><text:span text:style-name="T26">2<text:tab/></text:span><text:span text:style-name="T22">Memoire: Un_Type;</text:span></text:p>
      <text:p text:style-name="P27"><text:span text:style-name="T26">3</text:span><text:span text:style-name="T22">begin</text:span></text:p>
      <text:p text:style-name="P27"><text:span text:style-name="T26">4<text:tab/></text:span><text:span text:style-name="T22">Memoire := X;</text:span></text:p>
      <text:p text:style-name="P27"><text:span text:style-name="T26">5<text:tab/></text:span><text:span text:style-name="T22">X := Y;</text:span></text:p>
      <text:p text:style-name="P27"><text:span text:style-name="T26">6<text:tab/></text:span><text:span text:style-name="T22">Y := Memoire;</text:span></text:p>
      <text:p text:style-name="P27"><text:span text:style-name="T26">7</text:span><text:span text:style-name="T22">end Permuter_Generique;</text:span></text:p>
      <text:p text:style-name="P33"/>
      <text:p text:style-name="P33"/>
      <text:p text:style-name="P29"><text:span text:style-name="T22">Surcharge </text:span><text:span text:style-name="T23">en fournissant les types de manières explicite</text:span></text:p>
      <text:p text:style-name="P34"/>
      <text:p text:style-name="P30"><text:span text:style-name="T23">O</text:span><text:span text:style-name="T22">n peut donner la généricité à l’exécution (page 252) ou à la compilation (page 257)</text:span></text:p>
      <text:p text:style-name="P35"/>
      <text:p text:style-name="P36">Transparent H13, instanciation d’un seul paramètre de généricité (Capacité générique mais élément de type Character)</text:p>
      <text:p text:style-name="P36"/>
      <text:p text:style-name="P37"/>
      <text:p text:style-name="P75">On peut rendre générique :</text:p>
      <text:p text:style-name="P37"/>
      <text:p text:style-name="P37">- Un type</text:p>
      <text:p text:style-name="P37">- Une constante</text:p>
      <text:p text:style-name="P37">- Un sous-programme</text:p>
      <text:p text:style-name="P37">- Un paquetage</text:p>
      <text:p text:style-name="P37"/>
      <text:p text:style-name="P37"/>
      <text:p text:style-name="P37"/>
      <text:p text:style-name="P76">Pointeur</text:p>
      <text:p text:style-name="P38"/>
      <text:p text:style-name="P40">Allocation dynamique de la mémoire</text:p>
      <text:p text:style-name="P41">Mémoire associée connue</text:p>
      <text:p text:style-name="P41"/>
      <text:p text:style-name="P42">Opérations :</text:p>
      <text:p text:style-name="P42"/>
      <text:p text:style-name="P42">- Allouer</text:p>
      <text:p text:style-name="P42">- Libérer</text:p>
      <text:p text:style-name="P42">- Accéder à</text:p>
      <text:p text:style-name="P42"/>
      <text:p text:style-name="P43">Abstraction des adresses :</text:p>
      <text:p text:style-name="P43"/>
      <text:p text:style-name="P43">Manipulation symbolique avec des pointeurs (&amp;,*,^,access)</text:p>
      <text:p text:style-name="P43">Pas besoin de connaitre le contenu de l’adresse</text:p>
      <text:p text:style-name="P43">Toutes les zones mémoires sont identiques, des bits en mémoire</text:p>
      <text:p text:style-name="P43"/>
      <text:p text:style-name="P44">Imposible de lire/écrire un pointeur <text:span text:style-name="T27">( *a = 0xmachin, c’est pas bon)</text:span></text:p>
      <text:p text:style-name="P44"/>
      <text:p text:style-name="P69">Définition pointeur en algo:</text:p>
      <text:p text:style-name="P69"/>
      <text:p text:style-name="P69">TYPE T_Ptr_int est POINTEUR SUR ENTIER;</text:p>
      <text:p text:style-name="P69"/>
      <text:p text:style-name="P45">Il supporte la composition de type</text:p>
      <text:p text:style-name="P45"/>
      <text:p text:style-name="P46">Ptr : T_Ptr_int</text:p>
      <text:p text:style-name="P46">Les pointeurs sont initialisés à null, on alloue par new TYPE, les pointeurs sont typés (pas d’affectation de &amp; d’array ds un ptr int)</text:p>
      <text:p text:style-name="P46"/>
      <text:p text:style-name="P47">Accès via l’opérateur ^</text:p>
      <text:p text:style-name="P47"/>
      <text:p text:style-name="P48">Deux pointeurs peuvent pointés sur le même entier →<text:span text:style-name="T28"> Effet de bord</text:span></text:p>
      <text:p text:style-name="P48"/>
      <text:p text:style-name="P49">Une zone mémoire libérée ne doit plus <text:span text:style-name="T4">être accédée ni manipulée</text:span></text:p>
      <text:p text:style-name="P50">La zone mémoire est prise dans la heap</text:p>
      <text:p text:style-name="P50">Le garbage collector permet de libérer la mémoire des variables inutilisés (avec un compteur de réferences)</text:p>
      <text:p text:style-name="P50"/>
      <text:p text:style-name="P51">On peut composer des pointeurs (liste chainée par exemple).</text:p>
      <text:p text:style-name="P52">Tableau de pointeurs sur des entiers, un enregistrement composé d’un entier et d’un pointeur sur un autre enregistrement</text:p>
      <text:p text:style-name="P52">Un pointeur sur un enregistrement composé d’un entier et d’un pointeur sur un autre enregistrement</text:p>
      <text:p text:style-name="P52"/>
      <text:p text:style-name="P53">Définition de type circulaire : <text:span text:style-name="T29">Un pointeur de type T_Liste pointe sur une struc T_Cellule qui comprend un autre pointeur de type T_Liste</text:span></text:p>
      <text:p text:style-name="P53"/>
      <text:p text:style-name="P54"><text:soft-page-break/>TYPE T_Liste est POINTEUR sur T_Cellule</text:p>
      <text:p text:style-name="P54"/>
      <text:p text:style-name="P54">TYPE T_Cellule est ENREGISTREMENT</text:p>
      <text:p text:style-name="P54"><text:tab/>zoMem : …</text:p>
      <text:p text:style-name="P54"><text:tab/>Suivant : T_Liste</text:p>
      <text:p text:style-name="P54">end record;</text:p>
      <text:p text:style-name="P54"/>
      <text:p text:style-name="P64">Attention : Ce sont les opérations qui définissent la logique de construction du chainage</text:p>
      <text:p text:style-name="P55"/>
      <text:p text:style-name="P56">Attention : On peut passer un pointeur en mode in, et resortir avec une liste avec un élément ajouté.</text:p>
      <text:p text:style-name="P56"/>
      <text:p text:style-name="P57">Pour ne pas perdre la tête de la liste, on copie la tête et on utilise sa copie pour parcourir la liste.</text:p>
      <text:p text:style-name="P57"/>
      <text:p text:style-name="P58">ADA :</text:p>
      <text:p text:style-name="P58"/>
      <text:p text:style-name="P58">all → ^</text:p>
      <text:p text:style-name="P58">Liste.all.Elements &gt; Permet d’accéder aux valeurs</text:p>
      <text:p text:style-name="P58"/>
      <text:p text:style-name="P58"/>
      <text:p text:style-name="P65">Exercice :</text:p>
      <text:p text:style-name="P59"/>
      <text:p text:style-name="P60">programme PIM est</text:p>
      <text:p text:style-name="P60"/>
      <text:p text:style-name="P60">Type page I-30</text:p>
      <text:p text:style-name="P60"/>
      <text:p text:style-name="P60">L : T_Liste_Caractères</text:p>
      <text:p text:style-name="P67"><text:span text:style-name="T13">L</text:span><text:span text:style-name="T6">L : T_Liste_Caractères</text:span></text:p>
      <text:p text:style-name="P60"/>
      <text:p text:style-name="P60">début</text:p>
      <text:p text:style-name="P60"/>
      <text:p text:style-name="P60">L←Null</text:p>
      <text:p text:style-name="P60">L←New T_Cellule_Caractère</text:p>
      <text:p text:style-name="P60"/>
      <text:p text:style-name="P60">L^Element←’p’</text:p>
      <text:p text:style-name="P60">L^Suivant←New T_Cellule_Caractère</text:p>
      <text:p text:style-name="P60">L^Suivant^Element←’i’</text:p>
      <text:p text:style-name="P60">L^Suivant^Suivant ← New T_Cellule_caractère</text:p>
      <text:p text:style-name="P60">L^Suivant^Suivant^Element ← ‘m’</text:p>
      <text:p text:style-name="P61">L^Suivant^Suivant^Suivant ← Null</text:p>
      <text:p text:style-name="P60"/>
      <text:p text:style-name="P66"><text:span text:style-name="T12">Ecrire</text:span><text:span text:style-name="T6">(‘*’)</text:span></text:p>
      <text:p text:style-name="P62">LL←L;</text:p>
      <text:p text:style-name="P68"><text:span text:style-name="T6">Tant que </text:span><text:span text:style-name="T13">L</text:span><text:span text:style-name="T6">L /= Null faire</text:span></text:p>
      <text:p text:style-name="P68"><text:span text:style-name="T6"><text:tab/>Ecrire(</text:span><text:span text:style-name="T13">L</text:span><text:span text:style-name="T6">L^Element)</text:span></text:p>
      <text:p text:style-name="P68"><text:span text:style-name="T6"><text:tab/>L</text:span><text:span text:style-name="T14">L</text:span><text:span text:style-name="T6">←L</text:span><text:span text:style-name="T13">L</text:span><text:span text:style-name="T6">^Suivant</text:span></text:p>
      <text:p text:style-name="P63">Fin TQ</text:p>
      <text:p text:style-name="P66"><text:span text:style-name="T12">Ecrire</text:span><text:span text:style-name="T6">(‘*’)</text:span></text:p>
      <text:p text:style-name="P60"/>
      <text:p text:style-name="P60">fin</text:p>
      <text:p text:style-name="P60"><text:soft-page-break/></text:p>
      <text:p text:style-name="P39">Exceptions</text:p>
      <text:p text:style-name="P39"/>
      <text:p text:style-name="P39"/>
      <text:p text:style-name="P70">Déclarer dans la partie déclaration</text:p>
      <text:p text:style-name="P70"/>
      <text:p text:style-name="P70">Lever Ident_Excep (<text:span text:style-name="T17">raise</text:span><text:span text:style-name="T19"> en ADA)</text:span></text:p>
      <text:p text:style-name="P77"/>
      <text:p text:style-name="P77">Propagé à un autre programme/au même programme</text:p>
      <text:p text:style-name="P77"/>
      <text:p text:style-name="P77">Elle est soit définie soit consensuelle (division par 0)</text:p>
      <text:p text:style-name="P77"/>
      <text:p text:style-name="P71"><text:span text:style-name="T19">Les exceptions sont traitées selon la pile de contexte </text:span><text:span text:style-name="T20">(bloc de code → Programme principal → Invite de commande)</text:span></text:p>
      <text:p text:style-name="P78"/>
      <text:p text:style-name="P72"><text:span text:style-name="T20">G</text:span><text:span text:style-name="T19">estionnaire d’exceptions → </text:span></text:p>
      <text:p text:style-name="P79"/>
      <text:p text:style-name="P79">EXCEPTION</text:p>
      <text:p text:style-name="P79"><text:tab/>Constraint_Error =&gt;</text:p>
      <text:p text:style-name="P79"><text:tab/><text:tab/>Ecrire(“Division par zero”)</text:p>
      <text:p text:style-name="P79"/>
      <text:p text:style-name="P79">Equivaut à Traite_Exception</text:p>
      <text:p text:style-name="P79"/>
      <text:p text:style-name="P80">Pile_Pleine.Error → Déclarée avant les sous-programmes</text:p>
      <text:p text:style-name="P80"/>
      <text:p text:style-name="P80">Throw automatique ou déclenché programmatiquement</text:p>
      <text:p text:style-name="P80"/>
      <text:p text:style-name="P81">On peut choisir de se baser sur les erreurs systèmes (exception handler) ou avec un branchement (if t=0 raise Exception)</text:p>
      <text:p text:style-name="P81"/>
      <text:p text:style-name="P84">TAD</text:p>
      <text:p text:style-name="P82"><text:span text:style-name="T6"/></text:p>
      <text:p text:style-name="P83"><text:span text:style-name="T6">Elements &amp; Services qui permettent de manipuler un type en cachant la répresentation des données (private)</text:span></text:p>
      <text:p text:style-name="P83"><text:span text:style-name="T6"/></text:p>
      <text:p text:style-name="P8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0:19:29.178562701</meta:creation-date>
    <dc:date>2021-12-03T09:18:41.314228865</dc:date>
    <meta:editing-duration>PT3H28M59S</meta:editing-duration>
    <meta:editing-cycles>82</meta:editing-cycles>
    <meta:generator>LibreOffice/6.4.7.2$Linux_X86_64 LibreOffice_project/40$Build-2</meta:generator>
    <meta:document-statistic meta:table-count="0" meta:image-count="0" meta:object-count="0" meta:page-count="8" meta:paragraph-count="152" meta:word-count="956" meta:character-count="6385" meta:non-whitespace-character-count="5568"/>
  </office:meta>
</office:document-meta>
</file>